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131" officeooo:paragraph-rsid="001421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2:41:48.408029215</meta:creation-date>
    <dc:date>2019-04-08T22:42:08.242719745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7.3$Linux_X86_64 LibreOffice_project/00m0$Build-3</meta:generator>
  </office:meta>
</office:document-meta>
</file>